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5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6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7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7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6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6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8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8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8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8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8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8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0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43.287cm" svg:y="22.313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45.625cm" svg:y="31.608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35:07.201354528</dc:date>
    <dc:creator>elucterio </dc:creator>
    <meta:editing-duration>PT18H53M57S</meta:editing-duration>
    <meta:editing-cycles>100</meta:editing-cycles>
    <meta:generator>LibreOffice/4.2.8.2$Linux_X86_64 LibreOffice_project/420m0$Build-2</meta:generator>
    <meta:document-statistic meta:object-count="113"/>
  </office:meta>
</office:document-meta>
</file>